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anjari Bold" svg:font-family="'Manjari 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Manjari Bold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color="#ce181e" style:font-name="Manjari Bold" fo:font-size="14pt" style:text-underline-style="solid" style:text-underline-width="auto" style:text-underline-color="font-color" fo:font-weight="normal" officeooo:rsid="00088777" officeooo:paragraph-rsid="00088777" style:font-size-asian="14pt" style:font-weight-asian="normal" style:font-size-complex="14pt" style:font-weight-complex="normal"/>
    </style:style>
    <style:style style:name="T1" style:family="text">
      <style:text-properties officeooo:rsid="000887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n site ‘Zinfos974’</text:p>
      <text:p text:style-name="P1"/>
      <text:p text:style-name="P1">Bonjour, je vais vous <text:span text:style-name="T1">présenter</text:span> mon site 'Zinfo974'.</text:p>
      <text:p text:style-name="P1">Mon site est composer des 4 composants.</text:p>
      <text:p text:style-name="P1"/>
      <text:p text:style-name="P1">Tout d'abord il y a l<text:span text:style-name="T1">a</text:span> barre de t<text:span text:style-name="T1">â</text:span>ches qui se compose :</text:p>
      <text:p text:style-name="P1">- 1 Logo.</text:p>
      <text:p text:style-name="P1">- 3 Onglets (Fait divers, Sport et À La Une).</text:p>
      <text:p text:style-name="P1">- 1 Barre de Recherche.</text:p>
      <text:p text:style-name="P1"/>
      <text:p text:style-name="P1">Ensuite, il y a le carrousel qui montre <text:span text:style-name="T1">quelque</text:span> actus nationaux &amp; Internationaux.</text:p>
      <text:p text:style-name="P1"/>
      <text:p text:style-name="P1">Après, il y a un set de 4 cartes sur des actus de La <text:span text:style-name="T1">Réunion</text:span>, qui possède un bouton permettant d'accéder <text:span text:style-name="T1">à</text:span> l'article.</text:p>
      <text:p text:style-name="P1"/>
      <text:p text:style-name="P1">Pour finir j'ai mis un set de 3 jeux de cartes dans <text:span text:style-name="T1">là-quel</text:span> il y a une photo, un titre suivi de quelque ligne sur <text:span text:style-name="T1">l’article</text:span> ainsi que la date de public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anjari Bold" svg:font-family="'Manjari 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0:04:42.349061491</meta:creation-date>
    <dc:date>2019-05-16T10:08:12.526463234</dc:date>
    <meta:editing-duration>PT3M33S</meta:editing-duration>
    <meta:editing-cycles>1</meta:editing-cycles>
    <meta:document-statistic meta:table-count="0" meta:image-count="0" meta:object-count="0" meta:page-count="1" meta:paragraph-count="10" meta:word-count="117" meta:character-count="598" meta:non-whitespace-character-count="491"/>
    <meta:generator>LibreOffice/6.0.6.2$Linux_X86_64 LibreOffice_project/00m0$Build-2</meta:generator>
  </office:meta>
</office:document-meta>
</file>